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874in"/>
    </style:style>
    <style:style style:name="co2" style:family="table-column">
      <style:table-column-properties fo:break-before="auto" style:column-width="5.1181in"/>
    </style:style>
    <style:style style:name="co3" style:family="table-column">
      <style:table-column-properties fo:break-before="auto" style:column-width="0.3839in"/>
    </style:style>
    <style:style style:name="co4" style:family="table-column">
      <style:table-column-properties fo:break-before="auto" style:column-width="2.2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font-name="Liberation Sans" style:font-name-asian="Cantarell" style:font-name-complex="Noto Sans Arabic"/>
    </style:style>
    <style:style style:name="ce5" style:family="table-cell" style:parent-style-name="Default">
      <style:text-properties style:font-name="Liberation Sans" style:font-name-asian="Cantarell" style:font-name-complex="Noto Sans Arabic"/>
    </style:style>
    <style:style style:name="ce1" style:family="table-cell" style:parent-style-name="Default">
      <style:text-properties style:font-name="Liberation Serif" style:font-name-asian="Cantarell" style:font-name-complex="Noto Sans Arabic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/>
        </table:table-row>
        <table:table-row table:style-name="ro1">
          <table:table-cell office:value-type="string" calcext:value-type="string">
            <text:p>Replicator+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3"/>Components</text:p>
          </table:table-cell>
          <table:table-cell table:style-name="ce3" office:value-type="string" calcext:value-type="string">
            <text:p>E3D Hemera XS direct kit<text:span text:style-name="T1"> --&gt; 12V &lt;-- </text:span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BTT SKR MINI E3 V3.0 mainboar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pper cables (1 meter)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-touch probe (recommended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s text:c="3"/>Materials</text:p>
          </table:table-cell>
          <table:table-cell table:style-name="ce5" office:value-type="string" calcext:value-type="string">
            <text:p>AWG16 stranded wir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WG22 stranded wir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3*4 SHC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3*20 SHC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3*8 SHC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3*5 SHC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3 Hexnu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plicator#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3"/>Components</text:p>
          </table:table-cell>
          <table:table-cell table:style-name="ce1" office:value-type="string" calcext:value-type="string">
            <text:p>E3D Hemera XS direct kit --&gt; 24V &lt;-- 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BTT SKR MINI E3 V3.0 mainboar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TT Eddy probe (eddy variant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wer inlet w/ switc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Meanwell LRS-350-24 350W 24V power suppl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pper cables (1 meter)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0x300mm PEI spring steel she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k2a 200x300mm 24V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s text:c="3"/>Materials</text:p>
          </table:table-cell>
          <table:table-cell table:style-name="ce5" office:value-type="string" calcext:value-type="string">
            <text:p>AWG16 stranded wir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WG22 stranded wir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3*4 SHC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3*5 SHC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3*8 SHC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3*16 SHC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3*20 SHC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3 Hexnut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ylon washers M3x6x1mm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3 10mm spacers</text:p>
          </table:table-cell>
          <table:table-cell office:value-type="float" office:value="4" calcext:value-type="float">
            <text:p>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4">00/00/0000</text:date>, <text:time style:data-style-name="N2" text:time-value="15:28:01.8692390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5T16:58:53.303825139</meta:creation-date>
    <dc:date>2024-09-14T15:44:40.709088727</dc:date>
    <meta:editing-duration>PT1H50M6S</meta:editing-duration>
    <meta:editing-cycles>12</meta:editing-cycles>
    <meta:generator>LibreOffice/24.2.5.2$Linux_X86_64 LibreOffice_project/420$Build-2</meta:generator>
    <meta:document-statistic meta:table-count="1" meta:cell-count="66" meta:object-count="0"/>
  </office:meta>
</office:document-meta>
</file>